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291cm" fo:min-width="8.771cm"/>
    </style:style>
    <style:style style:name="gr2" style:family="graphic" style:parent-style-name="standard">
      <style:graphic-properties draw:stroke="none" svg:stroke-color="#000000" draw:fill="none" draw:fill-color="#ffffff" fo:min-height="1.782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147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559cm" fo:min-width="1.29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0.893cm" fo:min-width="9.279cm"/>
    </style:style>
    <style:style style:name="gr8" style:family="graphic" style:parent-style-name="standard">
      <style:graphic-properties draw:textarea-horizontal-align="justify" draw:textarea-vertical-align="middle" draw:auto-grow-height="false" fo:min-height="10.291cm" fo:min-width="5.469cm"/>
    </style:style>
    <style:style style:name="gr9" style:family="graphic" style:parent-style-name="standard">
      <style:graphic-properties draw:textarea-horizontal-align="justify" draw:textarea-vertical-align="middle" draw:auto-grow-height="false" fo:min-height="4.957cm" fo:min-width="4.072cm"/>
    </style:style>
    <style:style style:name="P1" style:family="paragraph">
      <style:paragraph-properties fo:text-align="center"/>
    </style:style>
    <style:style style:name="P2" style:family="paragraph">
      <style:text-properties fo:color="#ce181e"/>
    </style:style>
    <style:style style:name="P3" style:family="paragraph">
      <loext:graphic-properties draw:fill="none" draw:fill-color="#ffffff"/>
      <style:text-properties fo:color="#ce181e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71cm" svg:height="10.541cm" svg:x="1.889cm" svg:y="5.064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1.778cm" svg:height="2.384cm" svg:x="2.27cm" svg:y="2.016cm">
          <draw:text-box>
            <text:p text:style-name="P2">St. Louis City Services Data Access</text:p>
            <text:p text:style-name="P2"/>
            <text:p text:style-name="P2">Home Join DataAccess <text:s/>About</text:p>
          </draw:text-box>
        </draw:frame>
        <draw:custom-shape draw:style-name="gr3" draw:text-style-name="P4" draw:layer="layout" svg:width="4.445cm" svg:height="1.397cm" svg:x="2.143cm" svg:y="5.826cm">
          <text:p text:style-name="P1">User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143cm" svg:x="7.867cm" svg:y="13.617cm">
          <text:p text:style-name="P1">Sub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1.668cm" svg:y1="4.175cm" svg:x2="14.843cm" svg:y2="3.413cm">
          <text:p/>
        </draw:line>
        <draw:frame draw:style-name="gr6" draw:text-style-name="P6" draw:layer="layout" svg:width="2.437cm" svg:height="0.962cm" svg:x="15.478cm" svg:y="3.413cm">
          <draw:text-box>
            <text:p>navbar</text:p>
          </draw:text-box>
        </draw:frame>
        <draw:custom-shape draw:style-name="gr7" draw:text-style-name="P7" draw:layer="layout" svg:width="9.779cm" svg:height="1.143cm" svg:x="1.635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.397cm" svg:x="2.135cm" svg:y="7.812cm"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5cm" svg:height="1.397cm" svg:x="2.135cm" svg:y="9.612cm">
          <text:p text:style-name="P1">Passwo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445cm" svg:height="1.397cm" svg:x="2.035cm" svg:y="11.493cm">
          <text:p text:style-name="P1">ema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969cm" svg:height="10.541cm" svg:x="11.033cm" svg:y="5.064cm">
          <text:p text:style-name="P1">Blahb sd!!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572cm" svg:height="5.207cm" svg:x="6.715cm" svg:y="6.334cm">
          <text:p text:style-name="P1">Validation</text:p>
          <text:p text:style-name="P1">Errors</text:p>
          <text:p text:style-name="P1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9T17:04:13.423636413</meta:creation-date>
    <dc:date>2019-12-09T17:12:29.355959735</dc:date>
    <meta:editing-duration>PT8M16S</meta:editing-duration>
    <meta:editing-cycles>3</meta:editing-cycles>
    <meta:generator>LibreOffice/6.0.7.3$Linux_X86_64 LibreOffice_project/00m0$Build-3</meta:generator>
    <meta:document-statistic meta:object-count="12"/>
  </office:meta>
</office:document-meta>
</file>